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Pictures/1000000000000020000000204B249CA79A42C6D7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fill-color="#996600" draw:textarea-vertical-align="middle"/>
    </style:style>
    <style:style style:name="gr3" style:family="graphic" style:parent-style-name="standard">
      <style:graphic-properties draw:fill-color="#ccffcc" draw:textarea-vertical-align="middle"/>
    </style:style>
    <style:style style:name="gr4" style:family="graphic" style:parent-style-name="standard">
      <style:graphic-properties draw:fill-color="#ffccff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solid" svg:stroke-width="0.007cm" svg:stroke-color="#000000" draw:stroke-linejoin="miter" draw:fill="solid" draw:fill-color="#ff9999" fo:padding-top="0.128cm" fo:padding-bottom="0.128cm" fo:padding-left="0.253cm" fo:padding-right="0.253cm"/>
    </style:style>
    <style:style style:name="gr7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8" style:family="graphic" style:parent-style-name="standard">
      <style:graphic-properties draw:stroke="solid" svg:stroke-width="0.007cm" svg:stroke-color="#000000" draw:stroke-linejoin="miter" draw:fill="solid" draw:fill-color="#ff950e" fo:padding-top="0.128cm" fo:padding-bottom="0.128cm" fo:padding-left="0.253cm" fo:padding-right="0.253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arrow">
      <style:graphic-properties draw:textarea-vertical-align="middle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1.435cm" fo:min-width="0.297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0.299cm" fo:min-width="2.948cm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0.139cm" fo:min-width="0.731cm"/>
    </style:style>
    <style:style style:name="gr15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16" style:family="graphic" style:parent-style-name="standard">
      <style:graphic-properties draw:stroke="none" svg:stroke-color="#000000" draw:fill="none" draw:fill-color="#ffffff" fo:min-height="0.0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996600"/>
      <style:paragraph-properties fo:text-align="center"/>
    </style:style>
    <style:style style:name="P3" style:family="paragraph">
      <loext:graphic-properties draw:fill-color="#ccffcc"/>
      <style:paragraph-properties fo:text-align="center"/>
    </style:style>
    <style:style style:name="P4" style:family="paragraph">
      <loext:graphic-properties draw:fill-color="#ffccff"/>
      <style:paragraph-properties fo:text-align="center"/>
    </style:style>
    <style:style style:name="P5" style:family="paragraph">
      <loext:graphic-properties draw:fill="solid" draw:fill-color="#ff9999"/>
    </style:style>
    <style:style style:name="P6" style:family="paragraph">
      <loext:graphic-properties draw:fill="solid" draw:fill-color="#ff9015"/>
    </style:style>
    <style:style style:name="P7" style:family="paragraph">
      <loext:graphic-properties draw:fill="solid" draw:fill-color="#ff950e"/>
    </style:style>
    <style:style style:name="P8" style:family="paragraph"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solid" draw:fill-color="#9999ff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78cm" svg:y1="19.279cm" svg:x2="16.063cm" svg:y2="20.778cm">
          <text:p/>
        </draw:line>
        <draw:line draw:style-name="gr1" draw:text-style-name="P1" draw:layer="layout" svg:x1="15.548cm" svg:y1="19.22cm" svg:x2="17.371cm" svg:y2="19.234cm">
          <text:p/>
        </draw:line>
        <draw:line draw:style-name="gr1" draw:text-style-name="P1" draw:layer="layout" svg:x1="16.091cm" svg:y1="14.147cm" svg:x2="16.563cm" svg:y2="12.502cm">
          <text:p/>
        </draw:line>
        <draw:line draw:style-name="gr1" draw:text-style-name="P1" draw:layer="layout" svg:x1="19.192cm" svg:y1="12.481cm" svg:x2="19.737cm" svg:y2="14.189cm">
          <text:p/>
        </draw:line>
        <draw:line draw:style-name="gr1" draw:text-style-name="P1" draw:layer="layout" svg:x1="19.738cm" svg:y1="14.178cm" svg:x2="20.304cm" svg:y2="12.481cm">
          <text:p/>
        </draw:line>
        <draw:path draw:style-name="gr1" draw:text-style-name="P1" draw:layer="layout" svg:width="0.898cm" svg:height="0.204cm" draw:transform="skewX (0.328470965225333) rotate (-0.950157244785714) translate (18.9078019415684cm 11.6563790087971cm)" svg:viewBox="0 0 899 205" svg:d="M899 205c-578-350-899-145-899-145">
          <text:p/>
        </draw:path>
        <draw:path draw:style-name="gr1" draw:text-style-name="P1" draw:layer="layout" svg:width="0.881cm" svg:height="0.196cm" draw:transform="skewX (-0.283965069299477) rotate (0.976511716490827) translate (16.3787347554165cm 12.3452493920105cm)" svg:viewBox="0 0 882 197" svg:d="M0 197c567-337 882-139 882-139">
          <text:p/>
        </draw:path>
        <draw:path draw:style-name="gr1" draw:text-style-name="P1" draw:layer="layout" svg:width="3.401cm" svg:height="0.61cm" draw:transform="skewX (0.000349065850398794) rotate (1.09781209950443) translate (14.8462151326437cm 12.7581873550237cm)" svg:viewBox="0 0 3402 611" svg:d="M0 611c2752-1361 3402-23 3402-23">
          <text:p/>
        </draw:path>
        <draw:path draw:style-name="gr1" draw:text-style-name="P1" draw:layer="layout" svg:width="2.872cm" svg:height="0.569cm" draw:transform="skewX (0.153414441250302) rotate (-1.0163052234363) translate (19.3217769216584cm 9.78186326812441cm)" svg:viewBox="0 0 2873 570" svg:d="M2873 570c-2323-1269-2873-23-2873-23">
          <text:p/>
        </draw:path>
        <draw:line draw:style-name="gr2" draw:text-style-name="P2" draw:layer="layout" svg:x1="2.271cm" svg:y1="5.993cm" svg:x2="2.63cm" svg:y2="4.938cm">
          <text:p/>
        </draw:line>
        <draw:line draw:style-name="gr2" draw:text-style-name="P2" draw:layer="layout" svg:x1="5.252cm" svg:y1="5.992cm" svg:x2="5.611cm" svg:y2="4.937cm">
          <text:p/>
        </draw:line>
        <draw:line draw:style-name="gr2" draw:text-style-name="P2" draw:layer="layout" svg:x1="5.871cm" svg:y1="3.771cm" svg:x2="5.389cm" svg:y2="0.568cm">
          <text:p/>
        </draw:line>
        <draw:polygon draw:style-name="gr3" draw:text-style-name="P3" draw:layer="layout" svg:width="7.083cm" svg:height="2.703cm" svg:x="10.684cm" svg:y="4.898cm" svg:viewBox="0 0 7084 2704" draw:points="6355,0 0,0 11,1132 2035,1456 2622,2704 7084,2659 7019,485">
          <text:p/>
        </draw:polygon>
        <draw:polygon draw:style-name="gr4" draw:text-style-name="P4" draw:layer="layout" svg:width="7.421cm" svg:height="0.765cm" svg:x="10.091cm" svg:y="3.91cm" svg:viewBox="0 0 7422 766" draw:points="0,0 0,766 7409,766 7422,24">
          <text:p/>
        </draw:polygon>
        <draw:line draw:style-name="gr5" draw:text-style-name="P1" draw:layer="layout" svg:x1="11.566cm" svg:y1="4.352cm" svg:x2="12.449cm" svg:y2="4.34cm">
          <text:p/>
        </draw:line>
        <draw:line draw:style-name="gr5" draw:text-style-name="P1" draw:layer="layout" svg:x1="15.689cm" svg:y1="4.34cm" svg:x2="16.677cm" svg:y2="4.34cm">
          <text:p/>
        </draw:line>
        <draw:line draw:style-name="gr5" draw:text-style-name="P1" draw:layer="layout" svg:x1="12.785cm" svg:y1="4.329cm" svg:x2="15.41cm" svg:y2="4.329cm">
          <text:p/>
        </draw:line>
        <draw:polygon draw:style-name="gr3" draw:text-style-name="P3" draw:layer="layout" svg:width="2.752cm" svg:height="3.494cm" svg:x="14.341cm" svg:y="0.103cm" svg:viewBox="0 0 2753 3495" draw:points="1696,12 35,0 0,3495 1742,3471 2741,2310 2753,1254">
          <text:p/>
        </draw:polygon>
        <draw:polygon draw:style-name="gr3" draw:text-style-name="P3" draw:layer="layout" svg:width="2.752cm" svg:height="3.494cm" svg:x="11.102cm" svg:y="0.102cm" svg:viewBox="0 0 2753 3495" draw:points="1057,12 2718,0 2753,3495 1011,3471 12,2310 0,1254">
          <text:p/>
        </draw:polygon>
        <draw:line draw:style-name="gr2" draw:text-style-name="P2" draw:layer="layout" svg:x1="11.38cm" svg:y1="4.242cm" svg:x2="12.582cm" svg:y2="0.45cm">
          <text:p/>
        </draw:line>
        <draw:line draw:style-name="gr2" draw:text-style-name="P2" draw:layer="layout" svg:x1="12.643cm" svg:y1="4.188cm" svg:x2="12.643cm" svg:y2="3.292cm">
          <text:p/>
        </draw:line>
        <draw:line draw:style-name="gr2" draw:text-style-name="P2" draw:layer="layout" svg:x1="14.806cm" svg:y1="0.527cm" svg:x2="13.515cm" svg:y2="0.527cm">
          <text:p/>
        </draw:line>
        <draw:line draw:style-name="gr2" draw:text-style-name="P2" draw:layer="layout" svg:x1="14.783cm" svg:y1="3.197cm" svg:x2="13.492cm" svg:y2="3.197cm">
          <text:p/>
        </draw:line>
        <draw:line draw:style-name="gr2" draw:text-style-name="P2" draw:layer="layout" svg:x1="14.386cm" svg:y1="7.04cm" svg:x2="12.159cm" svg:y2="7.04cm">
          <text:p/>
        </draw:line>
        <draw:line draw:style-name="gr2" draw:text-style-name="P2" draw:layer="layout" svg:x1="16.189cm" svg:y1="7.04cm" svg:x2="14.328cm" svg:y2="7.04cm">
          <text:p/>
        </draw:line>
        <draw:line draw:style-name="gr2" draw:text-style-name="P2" draw:layer="layout" svg:x1="12.163cm" svg:y1="7.046cm" svg:x2="12.647cm" svg:y2="5.362cm">
          <text:p/>
        </draw:line>
        <draw:line draw:style-name="gr2" draw:text-style-name="P2" draw:layer="layout" svg:x1="16.158cm" svg:y1="7.04cm" svg:x2="16.816cm" svg:y2="5.432cm">
          <text:p/>
        </draw:line>
        <draw:line draw:style-name="gr2" draw:text-style-name="P2" draw:layer="layout" svg:x1="12.162cm" svg:y1="7.039cm" svg:x2="10.857cm" svg:y2="6.558cm">
          <text:p/>
        </draw:line>
        <draw:path draw:style-name="gr6" draw:text-style-name="P5" draw:layer="layout" svg:width="0.763cm" svg:height="0.752cm" svg:x="11.151cm" svg:y="6.406cm" svg:viewBox="0 0 764 753" svg:d="M382 0c-71 0-131 16-192 51-60 34-104 78-139 137-35 60-51 119-51 187 0 71 16 130 51 191 35 57 79 102 139 135 61 36 121 52 192 52s129-16 190-52c62-33 105-78 141-135 34-61 51-120 51-191 0-68-17-127-51-187-36-59-79-103-141-137-61-35-119-51-190-51z">
          <text:p/>
        </draw:path>
        <draw:line draw:style-name="gr2" draw:text-style-name="P2" draw:layer="layout" svg:x1="16.157cm" svg:y1="7.032cm" svg:x2="15.573cm" svg:y2="5.316cm">
          <text:p/>
        </draw:line>
        <draw:line draw:style-name="gr2" draw:text-style-name="P2" draw:layer="layout" svg:x1="15.559cm" svg:y1="5.248cm" svg:x2="15.559cm" svg:y2="4.352cm">
          <text:p/>
        </draw:line>
        <draw:line draw:style-name="gr2" draw:text-style-name="P2" draw:layer="layout" svg:x1="16.821cm" svg:y1="5.263cm" svg:x2="16.821cm" svg:y2="4.367cm">
          <text:p/>
        </draw:line>
        <draw:path draw:style-name="gr7" draw:text-style-name="P6" draw:layer="layout" svg:width="0.517cm" svg:height="0.51cm" svg:x="15.339cm" svg:y="4.996cm" svg:viewBox="0 0 518 511" svg:d="M259 0c-48 0-88 11-129 34-42 24-72 53-95 93-24 41-35 82-35 128 0 48 11 88 35 129 23 39 53 69 95 92 41 24 81 35 129 35s88-11 130-35c41-23 71-53 95-92 23-41 34-81 34-129 0-46-11-87-34-128-24-40-54-69-95-93-42-23-82-34-130-34z">
          <text:p/>
        </draw:path>
        <draw:path draw:style-name="gr7" draw:text-style-name="P6" draw:layer="layout" svg:width="0.517cm" svg:height="0.51cm" svg:x="16.559cm" svg:y="4.984cm" svg:viewBox="0 0 518 511" svg:d="M259 0c-48 0-88 11-129 34-42 24-72 53-95 93-24 41-35 82-35 128 0 48 11 88 35 129 23 39 53 69 95 92 41 24 81 35 129 35s88-11 130-35c41-23 71-53 95-92 23-41 34-81 34-129 0-46-11-87-34-128-24-40-54-69-95-93-42-23-82-34-130-34z">
          <text:p/>
        </draw:path>
        <draw:path draw:style-name="gr7" draw:text-style-name="P6" draw:layer="layout" svg:width="0.517cm" svg:height="0.51cm" svg:x="14.121cm" svg:y="6.773cm" svg:viewBox="0 0 518 511" svg:d="M259 0c-48 0-88 11-129 34-42 24-72 53-95 93-24 41-35 82-35 128 0 48 11 88 35 129 23 39 53 69 95 92 41 24 81 35 129 35s88-11 130-35c41-23 71-53 95-92 23-41 34-81 34-129 0-46-11-87-34-128-24-40-54-69-95-93-42-23-82-34-130-34z">
          <text:p/>
        </draw:path>
        <draw:line draw:style-name="gr2" draw:text-style-name="P2" draw:layer="layout" svg:x1="15.559cm" svg:y1="4.072cm" svg:x2="15.559cm" svg:y2="3.176cm">
          <text:p/>
        </draw:line>
        <draw:line draw:style-name="gr2" draw:text-style-name="P2" draw:layer="layout" svg:x1="16.821cm" svg:y1="4.324cm" svg:x2="15.619cm" svg:y2="0.532cm">
          <text:p/>
        </draw:line>
        <draw:line draw:style-name="gr2" draw:text-style-name="P2" draw:layer="layout" svg:x1="9.449cm" svg:y1="24.799cm" svg:x2="9.442cm" svg:y2="26.344cm">
          <text:p/>
        </draw:line>
        <draw:path draw:style-name="gr8" draw:text-style-name="P7" draw:layer="layout" svg:width="0.655cm" svg:height="0.646cm" draw:transform="rotate (-3.14159265358979) translate (9.78cm 25.956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9" draw:text-style-name="P8" draw:layer="layout" svg:width="0.2cm" svg:height="0.469cm" svg:x="9.164cm" svg:y="25.39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path draw:style-name="gr7" draw:text-style-name="P6" draw:layer="layout" svg:width="0.563cm" svg:height="0.555cm" svg:x="15.284cm" svg:y="4.044cm" svg:viewBox="0 0 564 556" svg:d="M282 0c-52 0-96 12-141 37-45 26-77 58-103 101-26 45-38 89-38 140 0 52 12 95 38 140 26 43 58 75 103 100 45 26 89 38 141 38 53 0 96-12 141-38 45-25 78-57 103-100 26-45 38-88 38-140 0-51-12-95-38-140-25-43-58-75-103-101-45-25-88-37-141-37z">
          <text:p/>
        </draw:path>
        <draw:path draw:style-name="gr7" draw:text-style-name="P6" draw:layer="layout" svg:width="0.563cm" svg:height="0.555cm" svg:x="16.534cm" svg:y="4.045cm" svg:viewBox="0 0 564 556" svg:d="M282 0c-52 0-96 12-141 37-45 26-77 58-103 101-26 45-38 89-38 140 0 52 12 95 38 140 26 43 58 75 103 100 45 26 89 38 141 38 53 0 96-12 141-38 45-25 78-57 103-100 26-45 38-88 38-140 0-51-12-95-38-140-25-43-58-75-103-101-45-25-88-37-141-37z">
          <text:p/>
        </draw:path>
        <draw:line draw:style-name="gr10" draw:text-style-name="P8" draw:layer="layout" svg:x1="15.101cm" svg:y1="11.715cm" svg:x2="13.573cm" svg:y2="11.715cm">
          <text:p/>
        </draw:line>
        <draw:line draw:style-name="gr1" draw:text-style-name="P1" draw:layer="layout" svg:x1="13.075cm" svg:y1="2.741cm" svg:x2="13.075cm" svg:y2="0.909cm">
          <text:p/>
        </draw:line>
        <draw:line draw:style-name="gr1" draw:text-style-name="P1" draw:layer="layout" svg:x1="13.569cm" svg:y1="3.249cm" svg:x2="13.063cm" svg:y2="2.729cm">
          <text:p/>
        </draw:line>
        <draw:line draw:style-name="gr1" draw:text-style-name="P1" draw:layer="layout" svg:x1="13.075cm" svg:y1="0.896cm" svg:x2="12.589cm" svg:y2="0.428cm">
          <text:p/>
        </draw:line>
        <draw:line draw:style-name="gr1" draw:text-style-name="P1" draw:layer="layout" svg:x1="12.57cm" svg:y1="3.237cm" svg:x2="13.074cm" svg:y2="2.741cm">
          <text:p/>
        </draw:line>
        <draw:line draw:style-name="gr1" draw:text-style-name="P1" draw:layer="layout" svg:x1="13.075cm" svg:y1="0.92cm" svg:x2="13.541cm" svg:y2="0.497cm">
          <text:p/>
        </draw:line>
        <draw:path draw:style-name="gr7" draw:text-style-name="P6" draw:layer="layout" svg:width="0.517cm" svg:height="0.51cm" draw:transform="rotate (1.5707963267949) translate (12.4068920158967cm 3.41166066887286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2.816175966514cm 2.09189445151819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3.1899043615757cm 3.41245047510706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2.4076821393535cm 0.796612227423831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3.2143981887362cm 0.808459320936893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line draw:style-name="gr1" draw:text-style-name="P1" draw:layer="layout" svg:x1="15.2cm" svg:y1="2.776cm" svg:x2="15.2cm" svg:y2="0.944cm">
          <text:p/>
        </draw:line>
        <draw:line draw:style-name="gr1" draw:text-style-name="P1" draw:layer="layout" svg:x1="15.694cm" svg:y1="3.283cm" svg:x2="15.188cm" svg:y2="2.764cm">
          <text:p/>
        </draw:line>
        <draw:line draw:style-name="gr1" draw:text-style-name="P1" draw:layer="layout" svg:x1="15.2cm" svg:y1="0.932cm" svg:x2="14.725cm" svg:y2="0.474cm">
          <text:p/>
        </draw:line>
        <draw:line draw:style-name="gr1" draw:text-style-name="P1" draw:layer="layout" svg:x1="14.708cm" svg:y1="3.259cm" svg:x2="15.199cm" svg:y2="2.776cm">
          <text:p/>
        </draw:line>
        <draw:line draw:style-name="gr1" draw:text-style-name="P1" draw:layer="layout" svg:x1="15.2cm" svg:y1="0.955cm" svg:x2="15.633cm" svg:y2="0.52cm">
          <text:p/>
        </draw:line>
        <draw:path draw:style-name="gr7" draw:text-style-name="P6" draw:layer="layout" svg:width="0.517cm" svg:height="0.51cm" draw:transform="rotate (1.5707963267949) translate (14.5323241146622cm 3.44720194941203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4.9416080652795cm 2.12743573205736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5.3153364603412cm 3.44799175564623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4.533114238119cm 0.832153507963006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path draw:style-name="gr7" draw:text-style-name="P6" draw:layer="layout" svg:width="0.517cm" svg:height="0.51cm" draw:transform="rotate (1.5707963267949) translate (15.3398302875017cm 0.844000601476068cm)" svg:viewBox="0 0 518 511" svg:d="M259 0c-48 0-88 11-129 34-42 24-72 53-95 93-24 41-35 82-35 128 0 48 11 88 35 129 23 40 53 70 95 92 41 24 81 35 129 35s88-11 130-35c41-22 71-52 94-92 24-41 35-81 35-129 0-46-11-87-35-128-23-40-53-69-94-93-42-23-82-34-130-34z">
          <text:p/>
        </draw:path>
        <draw:line draw:style-name="gr2" draw:text-style-name="P2" draw:layer="layout" svg:x1="11.38cm" svg:y1="5.745cm" svg:x2="11.38cm" svg:y2="4.352cm">
          <text:p/>
        </draw:line>
        <draw:line draw:style-name="gr2" draw:text-style-name="P2" draw:layer="layout" svg:x1="12.643cm" svg:y1="5.263cm" svg:x2="12.643cm" svg:y2="4.367cm">
          <text:p/>
        </draw:line>
        <draw:path draw:style-name="gr7" draw:text-style-name="P6" draw:layer="layout" svg:width="0.517cm" svg:height="0.51cm" svg:x="12.381cm" svg:y="4.984cm" svg:viewBox="0 0 518 511" svg:d="M259 0c-48 0-88 11-129 34-42 24-72 53-95 93-24 41-35 82-35 128 0 48 11 88 35 129 23 39 53 69 95 92 41 24 81 35 129 35s88-11 130-35c41-23 71-53 95-92 23-41 34-81 34-129 0-46-11-87-34-128-24-40-54-69-95-93-42-23-82-34-130-34z">
          <text:p/>
        </draw:path>
        <draw:path draw:style-name="gr7" draw:text-style-name="P6" draw:layer="layout" svg:width="0.563cm" svg:height="0.555cm" svg:x="11.106cm" svg:y="4.044cm" svg:viewBox="0 0 564 556" svg:d="M282 0c-52 0-96 12-141 37-45 26-77 58-103 101-26 45-38 89-38 140 0 52 12 95 38 140 26 43 58 75 103 100 45 26 89 38 141 38 53 0 96-12 141-38 45-25 78-57 103-100 26-45 38-88 38-140 0-51-12-95-38-140-25-43-58-75-103-101-45-25-88-37-141-37z">
          <text:p/>
        </draw:path>
        <draw:path draw:style-name="gr7" draw:text-style-name="P6" draw:layer="layout" svg:width="0.563cm" svg:height="0.555cm" svg:x="12.355cm" svg:y="4.045cm" svg:viewBox="0 0 564 556" svg:d="M282 0c-52 0-96 12-141 37-45 26-77 58-103 101-26 45-38 89-38 140 0 52 12 95 38 140 26 43 58 75 103 100 45 26 89 38 141 38 53 0 96-12 141-38 45-25 78-57 103-100 26-45 38-88 38-140 0-51-12-95-38-140-25-43-58-75-103-101-45-25-88-37-141-37z">
          <text:p/>
        </draw:path>
        <draw:frame draw:style-name="gr11" draw:text-style-name="P8" draw:layer="layout" svg:width="0.633cm" svg:height="0.552cm" svg:x="11.182cm" svg:y="1.708cm">
          <loext:p text:style-name="P8"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8" draw:layer="layout" svg:width="0.794cm" svg:height="0.621cm" svg:x="16.397cm" svg:y="1.5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8" draw:layer="layout" svg:width="0.83cm" svg:height="0.613cm" svg:x="10.159cm" svg:y="4.0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text-style-name="P8" draw:layer="layout" svg:width="1.584cm" svg:height="1.347cm" svg:x="16.304cm" svg:y="6.22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2" draw:text-style-name="P2" draw:layer="layout" svg:x1="1.579cm" svg:y1="3.786cm" svg:x2="2.063cm" svg:y2="0.567cm">
          <text:p/>
        </draw:line>
        <draw:line draw:style-name="gr2" draw:text-style-name="P2" draw:layer="layout" svg:x1="2.383cm" svg:y1="3.491cm" svg:x2="2.383cm" svg:y2="2.357cm">
          <text:p/>
        </draw:line>
        <draw:line draw:style-name="gr2" draw:text-style-name="P2" draw:layer="layout" svg:x1="5.177cm" svg:y1="0.964cm" svg:x2="2.519cm" svg:y2="0.964cm">
          <text:p/>
        </draw:line>
        <draw:line draw:style-name="gr2" draw:text-style-name="P2" draw:layer="layout" svg:x1="5.206cm" svg:y1="1.981cm" svg:x2="2.724cm" svg:y2="1.981cm">
          <text:p/>
        </draw:line>
        <draw:line draw:style-name="gr2" draw:text-style-name="P2" draw:layer="layout" svg:x1="5.253cm" svg:y1="6.002cm" svg:x2="2.254cm" svg:y2="6.002cm">
          <text:p/>
        </draw:line>
        <draw:line draw:style-name="gr2" draw:text-style-name="P2" draw:layer="layout" svg:x1="2.275cm" svg:y1="6.001cm" svg:x2="0.623cm" svg:y2="5.392cm">
          <text:p/>
        </draw:line>
        <draw:path draw:style-name="gr6" draw:text-style-name="P5" draw:layer="layout" svg:width="0.966cm" svg:height="0.952cm" svg:x="0.995cm" svg:y="5.2cm" svg:viewBox="0 0 967 953" svg:d="M483 0c-90 0-165 20-242 64-76 44-132 99-176 174-45 76-65 151-65 237 0 90 20 164 65 241 44 73 100 130 176 172 77 45 152 65 242 65s164-20 241-65c78-42 133-99 178-172 44-77 65-151 65-241 0-86-21-161-65-237-45-75-100-130-178-174-77-44-151-64-241-64z">
          <text:p/>
        </draw:path>
        <draw:line draw:style-name="gr2" draw:text-style-name="P2" draw:layer="layout" svg:x1="5.23cm" svg:y1="5.992cm" svg:x2="4.871cm" svg:y2="4.937cm">
          <text:p/>
        </draw:line>
        <draw:line draw:style-name="gr2" draw:text-style-name="P2" draw:layer="layout" svg:x1="4.779cm" svg:y1="4.757cm" svg:x2="4.779cm" svg:y2="3.623cm">
          <text:p/>
        </draw:line>
        <draw:line draw:style-name="gr2" draw:text-style-name="P2" draw:layer="layout" svg:x1="5.745cm" svg:y1="4.793cm" svg:x2="5.745cm" svg:y2="3.659cm">
          <text:p/>
        </draw:line>
        <draw:path draw:style-name="gr7" draw:text-style-name="P6" draw:layer="layout" svg:width="0.655cm" svg:height="0.646cm" svg:x="4.501cm" svg:y="4.438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7" draw:text-style-name="P6" draw:layer="layout" svg:width="0.655cm" svg:height="0.646cm" svg:x="5.413cm" svg:y="4.4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7" draw:text-style-name="P6" draw:layer="layout" svg:width="0.655cm" svg:height="0.646cm" svg:x="3.356cm" svg:y="5.66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line draw:style-name="gr2" draw:text-style-name="P2" draw:layer="layout" svg:x1="5.073cm" svg:y1="3.544cm" svg:x2="5.073cm" svg:y2="2.41cm">
          <text:p/>
        </draw:line>
        <draw:custom-shape draw:style-name="gr12" draw:text-style-name="P9" draw:layer="layout" svg:width="1.125cm" svg:height="2.381cm" svg:x="4.522cm" svg:y="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0.479cm" svg:height="0.47cm" svg:x="3.457cm" svg:y="5.76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text-style-name="P8" draw:layer="layout" svg:width="0.636cm" svg:height="0.529cm" svg:x="4.556cm" svg:y="4.48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8" draw:layer="layout" svg:width="0.648cm" svg:height="0.529cm" svg:x="5.468cm" svg:y="4.51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8" draw:layer="layout" svg:width="1.016cm" svg:height="0.529cm" svg:x="0.986cm" svg:y="5.44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2" draw:text-style-name="P2" draw:layer="layout" svg:x1="1.685cm" svg:y1="4.727cm" svg:x2="1.685cm" svg:y2="3.599cm">
          <text:p/>
        </draw:line>
        <draw:line draw:style-name="gr2" draw:text-style-name="P2" draw:layer="layout" svg:x1="2.683cm" svg:y1="4.752cm" svg:x2="2.683cm" svg:y2="3.618cm">
          <text:p/>
        </draw:line>
        <draw:path draw:style-name="gr7" draw:text-style-name="P6" draw:layer="layout" svg:width="0.655cm" svg:height="0.646cm" svg:x="2.351cm" svg:y="4.399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9" draw:text-style-name="P8" draw:layer="layout" svg:width="0.631cm" svg:height="0.529cm" svg:x="2.406cm" svg:y="4.473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8" draw:layer="layout" svg:width="1.006cm" svg:height="0.787cm" svg:x="4.545cm" svg:y="1.092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2" draw:text-style-name="P9" draw:layer="layout" svg:width="1.125cm" svg:height="2.381cm" svg:x="1.822cm" svg:y="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cm" svg:height="0.7cm" svg:x="2.016cm" svg:y="1.146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13" draw:text-style-name="P9" draw:layer="layout" svg:width="4.874cm" svg:height="0.775cm" svg:x="1.289cm" svg:y="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052cm" svg:height="0.776cm" svg:x="3.336cm" svg:y="3.34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line draw:style-name="gr10" draw:text-style-name="P8" draw:layer="layout" svg:x1="16.732cm" svg:y1="7.843cm" svg:x2="17.807cm" svg:y2="9.22cm">
          <text:p/>
        </draw:line>
        <draw:line draw:style-name="gr5" draw:text-style-name="P1" draw:layer="layout" svg:x1="15.625cm" svg:y1="12.451cm" svg:x2="16.421cm" svg:y2="12.44cm">
          <text:p/>
        </draw:line>
        <draw:line draw:style-name="gr5" draw:text-style-name="P1" draw:layer="layout" svg:x1="19.334cm" svg:y1="12.471cm" svg:x2="20.225cm" svg:y2="12.471cm">
          <text:p/>
        </draw:line>
        <draw:line draw:style-name="gr5" draw:text-style-name="P1" draw:layer="layout" svg:x1="16.735cm" svg:y1="12.451cm" svg:x2="19.103cm" svg:y2="12.451cm">
          <text:p/>
        </draw:line>
        <draw:line draw:style-name="gr2" draw:text-style-name="P2" draw:layer="layout" svg:x1="18.106cm" svg:y1="14.161cm" svg:x2="16.097cm" svg:y2="14.161cm">
          <text:p/>
        </draw:line>
        <draw:line draw:style-name="gr2" draw:text-style-name="P2" draw:layer="layout" svg:x1="19.732cm" svg:y1="14.161cm" svg:x2="18.053cm" svg:y2="14.161cm">
          <text:p/>
        </draw:line>
        <draw:line draw:style-name="gr2" draw:text-style-name="P2" draw:layer="layout" svg:x1="16.1cm" svg:y1="14.161cm" svg:x2="14.923cm" svg:y2="13.727cm">
          <text:p/>
        </draw:line>
        <draw:path draw:style-name="gr6" draw:text-style-name="P5" draw:layer="layout" svg:width="0.688cm" svg:height="0.678cm" svg:x="15.188cm" svg:y="13.59cm" svg:viewBox="0 0 689 679" svg:d="M344 0c-64 0-117 14-172 46-54 31-94 70-126 124s-46 107-46 169c0 64 14 116 46 171 32 52 72 93 126 123 55 32 108 46 172 46s117-14 172-46c56-30 95-71 127-123 31-55 46-107 46-171 0-62-15-115-46-169-32-54-71-93-127-124-55-32-108-46-172-46z">
          <text:p/>
        </draw:path>
        <draw:path draw:style-name="gr7" draw:text-style-name="P6" draw:layer="layout" svg:width="0.467cm" svg:height="0.46cm" svg:x="17.667cm" svg:y="13.932cm" svg:viewBox="0 0 468 461" svg:d="M234 0c-44 0-80 10-117 31s-64 47-86 84c-21 37-31 73-31 115 0 44 10 79 31 116 22 36 49 63 86 84s73 31 117 31c43 0 79-10 117-31 37-21 64-48 85-84 22-37 32-72 32-116 0-42-10-78-32-115-21-37-48-63-85-84-38-21-74-31-117-31z">
          <text:p/>
        </draw:path>
        <draw:path draw:style-name="gr7" draw:text-style-name="P6" draw:layer="layout" svg:width="0.508cm" svg:height="0.501cm" svg:x="18.977cm" svg:y="12.204cm" svg:viewBox="0 0 509 502" svg:d="M254 0c-47 0-86 11-127 33-40 24-70 52-93 92s-34 80-34 126c0 47 11 86 34 126 23 39 53 68 93 91 41 23 80 34 127 34 48 0 87-11 128-34 40-23 69-52 93-91 23-40 34-79 34-126 0-46-11-86-34-126-24-40-53-68-93-92-41-22-80-33-128-33z">
          <text:p/>
        </draw:path>
        <draw:path draw:style-name="gr7" draw:text-style-name="P6" draw:layer="layout" svg:width="0.508cm" svg:height="0.501cm" svg:x="20.064cm" svg:y="12.195cm" svg:viewBox="0 0 509 502" svg:d="M254 0c-47 0-86 11-127 33-40 24-70 52-93 92s-34 80-34 126c0 47 11 86 34 126 23 39 53 68 93 91 41 23 80 34 127 34 48 0 87-11 128-34 40-23 69-52 93-91 23-40 34-79 34-126 0-46-11-86-34-126-24-40-53-68-93-92-41-22-80-33-128-33z">
          <text:p/>
        </draw:path>
        <draw:line draw:style-name="gr1" draw:text-style-name="P1" draw:layer="layout" svg:x1="16.923cm" svg:y1="11.637cm" svg:x2="16.923cm" svg:y2="9.983cm">
          <text:p/>
        </draw:line>
        <draw:line draw:style-name="gr1" draw:text-style-name="P1" draw:layer="layout" svg:x1="17.893cm" svg:y1="11.999cm" svg:x2="16.912cm" svg:y2="11.625cm">
          <text:p/>
        </draw:line>
        <draw:line draw:style-name="gr1" draw:text-style-name="P1" draw:layer="layout" svg:x1="16.923cm" svg:y1="9.992cm" svg:x2="17.884cm" svg:y2="9.6cm">
          <text:p/>
        </draw:line>
        <draw:path draw:style-name="gr7" draw:text-style-name="P6" draw:layer="layout" svg:width="0.467cm" svg:height="0.46cm" draw:transform="rotate (1.5707963267949) translate (16.6899530975526cm 11.0504994261456cm)" svg:viewBox="0 0 468 461" svg:d="M234 0c-44 0-80 10-117 31s-64 47-86 84c-21 37-31 73-31 115 0 44 10 79 31 116 22 36 49 63 86 84s73 31 117 31c43 0 79-10 117-31 37-21 64-48 85-84 22-37 32-72 32-116 0-42-10-78-32-115-21-37-48-63-85-84-38-21-74-31-117-31z">
          <text:p/>
        </draw:path>
        <draw:line draw:style-name="gr1" draw:text-style-name="P1" draw:layer="layout" svg:x1="18.84cm" svg:y1="11.669cm" svg:x2="18.84cm" svg:y2="10.015cm">
          <text:p/>
        </draw:line>
        <draw:line draw:style-name="gr1" draw:text-style-name="P1" draw:layer="layout" svg:x1="18.841cm" svg:y1="10.004cm" svg:x2="17.884cm" svg:y2="9.621cm">
          <text:p/>
        </draw:line>
        <draw:line draw:style-name="gr1" draw:text-style-name="P1" draw:layer="layout" svg:x1="17.904cm" svg:y1="12.02cm" svg:x2="18.84cm" svg:y2="11.668cm">
          <text:p/>
        </draw:line>
        <draw:path draw:style-name="gr7" draw:text-style-name="P6" draw:layer="layout" svg:width="0.467cm" svg:height="0.46cm" draw:transform="rotate (1.5707963267949) translate (17.6621493887094cm 12.2422314289966cm)" svg:viewBox="0 0 468 461" svg:d="M234 0c-44 0-80 10-117 31s-64 47-86 84c-21 37-31 73-31 115 0 44 10 79 31 116 22 36 49 63 86 84s73 31 117 31c43 0 79-10 117-31 37-21 64-48 85-84 22-37 32-72 32-116 0-42-10-78-32-115-21-37-48-63-85-84-38-21-74-31-117-31z">
          <text:p/>
        </draw:path>
        <draw:path draw:style-name="gr7" draw:text-style-name="P6" draw:layer="layout" svg:width="0.467cm" svg:height="0.46cm" draw:transform="rotate (1.5707963267949) translate (18.6072610324586cm 11.0825735530166cm)" svg:viewBox="0 0 468 461" svg:d="M234 0c-44 0-80 10-117 31s-64 47-86 84c-21 37-31 73-31 115 0 44 10 79 31 116 22 36 49 63 86 84s73 31 117 31c43 0 79-10 117-31 37-21 64-48 85-84 22-37 32-72 32-116 0-42-10-78-32-115-21-37-48-63-85-84-38-21-74-31-117-31z">
          <text:p/>
        </draw:path>
        <draw:path draw:style-name="gr7" draw:text-style-name="P6" draw:layer="layout" svg:width="0.467cm" svg:height="0.46cm" draw:transform="rotate (1.5707963267949) translate (17.6628621425885cm 9.86090569841926cm)" svg:viewBox="0 0 468 461" svg:d="M234 0c-44 0-80 10-117 31s-64 47-86 84c-21 37-31 73-31 115 0 44 10 79 31 116 22 36 49 63 86 84s73 31 117 31c43 0 79-10 117-31 37-21 64-48 85-84 22-37 32-72 32-116 0-42-10-78-32-115-21-37-48-63-85-84-38-21-74-31-117-31z">
          <text:p/>
        </draw:path>
        <draw:path draw:style-name="gr7" draw:text-style-name="P6" draw:layer="layout" svg:width="0.508cm" svg:height="0.501cm" svg:x="15.179cm" svg:y="12.205cm" svg:viewBox="0 0 509 502" svg:d="M254 0c-47 0-86 11-127 33-40 24-70 52-93 92s-34 80-34 126c0 47 11 86 34 126 23 39 53 68 93 91 41 23 80 34 127 34 48 0 87-11 128-34 40-23 69-52 93-91 23-40 34-79 34-126 0-46-11-86-34-126-24-40-53-68-93-92-41-22-80-33-128-33z">
          <text:p/>
        </draw:path>
        <draw:path draw:style-name="gr7" draw:text-style-name="P6" draw:layer="layout" svg:width="0.508cm" svg:height="0.501cm" svg:x="16.285cm" svg:y="12.195cm" svg:viewBox="0 0 509 502" svg:d="M254 0c-47 0-86 11-127 33-40 24-70 52-93 92s-34 80-34 126c0 47 11 86 34 126 23 39 53 68 93 91 41 23 80 34 127 34 48 0 87-11 128-34 40-23 69-52 93-91 23-40 34-79 34-126 0-46-11-86-34-126-24-40-53-68-93-92-41-22-80-33-128-33z">
          <text:p/>
        </draw:path>
        <draw:line draw:style-name="gr1" draw:text-style-name="P1" draw:layer="layout" svg:x1="8.904cm" svg:y1="14.049cm" svg:x2="9.388cm" svg:y2="12.362cm">
          <text:p/>
        </draw:line>
        <draw:path draw:style-name="gr1" draw:text-style-name="P1" draw:layer="layout" svg:width="0.919cm" svg:height="0.206cm" draw:transform="skewX (0.322536845768552) rotate (-0.956091364242494) translate (11.7919695596181cm 11.4944827438251cm)" svg:viewBox="0 0 920 207" svg:d="M920 207c-592-357-920-144-920-144">
          <text:p/>
        </draw:path>
        <draw:path draw:style-name="gr1" draw:text-style-name="P1" draw:layer="layout" svg:width="0.903cm" svg:height="0.199cm" draw:transform="skewX (-0.281347075421486) rotate (0.979827842069616) translate (9.20051585669419cm 12.2021029816035cm)" svg:viewBox="0 0 904 200" svg:d="M0 200c581-344 904-140 904-140">
          <text:p/>
        </draw:path>
        <draw:path draw:style-name="gr1" draw:text-style-name="P1" draw:layer="layout" svg:width="3.487cm" svg:height="0.626cm" draw:transform="rotate (1.09781209950443) translate (7.62760426665947cm 12.6248557157681cm)" svg:viewBox="0 0 3488 627" svg:d="M0 627c2822-1396 3488-24 3488-24">
          <text:p/>
        </draw:path>
        <draw:path draw:style-name="gr1" draw:text-style-name="P1" draw:layer="layout" svg:width="2.945cm" svg:height="0.583cm" draw:transform="skewX (0.152890842474703) rotate (-1.0170033551371) translate (12.2151310719018cm 9.5727860046887cm)" svg:viewBox="0 0 2946 584" svg:d="M2946 584c-2383-1301-2946-22-2946-22">
          <text:p/>
        </draw:path>
        <draw:line draw:style-name="gr5" draw:text-style-name="P1" draw:layer="layout" svg:x1="8.426cm" svg:y1="12.31cm" svg:x2="9.242cm" svg:y2="12.299cm">
          <text:p/>
        </draw:line>
        <draw:line draw:style-name="gr5" draw:text-style-name="P1" draw:layer="layout" svg:x1="12.227cm" svg:y1="12.331cm" svg:x2="13.14cm" svg:y2="12.331cm">
          <text:p/>
        </draw:line>
        <draw:line draw:style-name="gr5" draw:text-style-name="P1" draw:layer="layout" svg:x1="9.564cm" svg:y1="12.31cm" svg:x2="11.99cm" svg:y2="12.31cm">
          <text:p/>
        </draw:line>
        <draw:line draw:style-name="gr2" draw:text-style-name="P2" draw:layer="layout" svg:x1="8.914cm" svg:y1="14.063cm" svg:x2="7.707cm" svg:y2="13.618cm">
          <text:p/>
        </draw:line>
        <draw:path draw:style-name="gr6" draw:text-style-name="P5" draw:layer="layout" svg:width="0.705cm" svg:height="0.696cm" svg:x="7.979cm" svg:y="13.477cm" svg:viewBox="0 0 706 697" svg:d="M353 0c-66 0-121 15-177 47-55 32-96 72-129 127-32 55-47 110-47 173 0 66 15 120 47 176 33 54 74 95 129 126 56 33 111 48 177 48s120-15 176-48c57-31 97-72 130-126 32-56 47-110 47-176 0-63-15-118-47-173-33-55-73-95-130-127-56-32-110-47-176-47z">
          <text:p/>
        </draw:path>
        <draw:line draw:style-name="gr1" draw:text-style-name="P1" draw:layer="layout" svg:x1="9.757cm" svg:y1="11.475cm" svg:x2="9.757cm" svg:y2="9.779cm">
          <text:p/>
        </draw:line>
        <draw:line draw:style-name="gr1" draw:text-style-name="P1" draw:layer="layout" svg:x1="10.752cm" svg:y1="11.847cm" svg:x2="9.746cm" svg:y2="11.463cm">
          <text:p/>
        </draw:line>
        <draw:line draw:style-name="gr1" draw:text-style-name="P1" draw:layer="layout" svg:x1="9.756cm" svg:y1="9.789cm" svg:x2="10.741cm" svg:y2="9.387cm">
          <text:p/>
        </draw:line>
        <draw:path draw:style-name="gr7" draw:text-style-name="P6" draw:layer="layout" svg:width="0.478cm" svg:height="0.472cm" draw:transform="rotate (1.5707963267949) translate (9.51766551179851cm 10.8736577217382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line draw:style-name="gr1" draw:text-style-name="P1" draw:layer="layout" svg:x1="11.721cm" svg:y1="11.508cm" svg:x2="11.721cm" svg:y2="9.812cm">
          <text:p/>
        </draw:line>
        <draw:line draw:style-name="gr1" draw:text-style-name="P1" draw:layer="layout" svg:x1="11.721cm" svg:y1="9.8cm" svg:x2="10.741cm" svg:y2="9.408cm">
          <text:p/>
        </draw:line>
        <draw:line draw:style-name="gr1" draw:text-style-name="P1" draw:layer="layout" svg:x1="10.762cm" svg:y1="11.868cm" svg:x2="11.721cm" svg:y2="11.507cm">
          <text:p/>
        </draw:line>
        <draw:path draw:style-name="gr7" draw:text-style-name="P6" draw:layer="layout" svg:width="0.478cm" svg:height="0.472cm" draw:transform="rotate (1.5707963267949) translate (10.5139128358131cm 12.0957012826211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path draw:style-name="gr7" draw:text-style-name="P6" draw:layer="layout" svg:width="0.478cm" svg:height="0.472cm" draw:transform="rotate (1.5707963267949) translate (11.4824054689827cm 10.9065476501113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path draw:style-name="gr7" draw:text-style-name="P6" draw:layer="layout" svg:width="0.478cm" svg:height="0.472cm" draw:transform="rotate (1.5707963267949) translate (10.5146432224143cm 9.65380682274684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path draw:style-name="gr7" draw:text-style-name="P6" draw:layer="layout" svg:width="0.52cm" svg:height="0.514cm" svg:x="7.969cm" svg:y="12.057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7" draw:text-style-name="P6" draw:layer="layout" svg:width="0.52cm" svg:height="0.514cm" svg:x="9.103cm" svg:y="12.047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1" draw:text-style-name="P1" draw:layer="layout" svg:width="4.098cm" svg:height="0.588cm" draw:transform="skewX (-0.0150098315671512) rotate (0.352032910127256) translate (8.84472386738936cm 13.9251566623927cm)" svg:viewBox="0 0 4099 589" svg:d="M0 129c2749 1106 4099-129 4099-129">
          <text:p/>
        </draw:path>
        <draw:custom-shape draw:style-name="gr14" draw:text-style-name="P9" draw:layer="layout" svg:width="1.739cm" svg:height="0.549cm" svg:x="11.768cm" svg:y="1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6.972cm" svg:y1="3.546cm" svg:x2="8.743cm" svg:y2="3.546cm">
          <text:p/>
        </draw:line>
        <draw:line draw:style-name="gr1" draw:text-style-name="P1" draw:layer="layout" svg:x1="1.6cm" svg:y1="14.063cm" svg:x2="2.084cm" svg:y2="12.376cm">
          <text:p/>
        </draw:line>
        <draw:path draw:style-name="gr1" draw:text-style-name="P1" draw:layer="layout" svg:width="0.919cm" svg:height="0.206cm" draw:transform="skewX (0.322536845768552) rotate (-0.956091364242494) translate (4.48796955961814cm 11.5084827438251cm)" svg:viewBox="0 0 920 207" svg:d="M920 207c-592-357-920-144-920-144">
          <text:p/>
        </draw:path>
        <draw:path draw:style-name="gr1" draw:text-style-name="P1" draw:layer="layout" svg:width="0.903cm" svg:height="0.199cm" draw:transform="skewX (-0.281347075421486) rotate (0.979827842069616) translate (1.89651585669419cm 12.2161029816035cm)" svg:viewBox="0 0 904 200" svg:d="M0 200c581-344 904-140 904-140">
          <text:p/>
        </draw:path>
        <draw:path draw:style-name="gr1" draw:text-style-name="P1" draw:layer="layout" svg:width="3.487cm" svg:height="0.626cm" draw:transform="rotate (1.09781209950443) translate (0.323604266659473cm 12.6388557157681cm)" svg:viewBox="0 0 3488 627" svg:d="M0 627c2822-1396 3488-24 3488-24">
          <text:p/>
        </draw:path>
        <draw:path draw:style-name="gr1" draw:text-style-name="P1" draw:layer="layout" svg:width="2.945cm" svg:height="0.583cm" draw:transform="skewX (0.152890842474703) rotate (-1.0170033551371) translate (4.91113107190183cm 9.5867860046887cm)" svg:viewBox="0 0 2946 584" svg:d="M2946 584c-2383-1301-2946-22-2946-22">
          <text:p/>
        </draw:path>
        <draw:line draw:style-name="gr5" draw:text-style-name="P1" draw:layer="layout" svg:x1="1.122cm" svg:y1="12.324cm" svg:x2="1.938cm" svg:y2="12.313cm">
          <text:p/>
        </draw:line>
        <draw:line draw:style-name="gr5" draw:text-style-name="P1" draw:layer="layout" svg:x1="4.923cm" svg:y1="12.345cm" svg:x2="5.836cm" svg:y2="12.345cm">
          <text:p/>
        </draw:line>
        <draw:line draw:style-name="gr5" draw:text-style-name="P1" draw:layer="layout" svg:x1="2.26cm" svg:y1="12.324cm" svg:x2="4.686cm" svg:y2="12.324cm">
          <text:p/>
        </draw:line>
        <draw:line draw:style-name="gr2" draw:text-style-name="P2" draw:layer="layout" svg:x1="1.61cm" svg:y1="14.077cm" svg:x2="0.403cm" svg:y2="13.632cm">
          <text:p/>
        </draw:line>
        <draw:path draw:style-name="gr6" draw:text-style-name="P5" draw:layer="layout" svg:width="0.705cm" svg:height="0.696cm" svg:x="0.675cm" svg:y="13.491cm" svg:viewBox="0 0 706 697" svg:d="M353 0c-66 0-121 15-177 47-55 32-96 72-129 127-32 55-47 110-47 173 0 66 15 120 47 176 33 54 74 95 129 126 56 33 111 48 177 48s120-15 176-48c57-31 97-72 130-126 32-56 47-110 47-176 0-63-15-118-47-173-33-55-73-95-130-127-56-32-110-47-176-47z">
          <text:p/>
        </draw:path>
        <draw:line draw:style-name="gr1" draw:text-style-name="P1" draw:layer="layout" svg:x1="2.453cm" svg:y1="11.489cm" svg:x2="2.453cm" svg:y2="9.793cm">
          <text:p/>
        </draw:line>
        <draw:line draw:style-name="gr1" draw:text-style-name="P1" draw:layer="layout" svg:x1="3.448cm" svg:y1="11.861cm" svg:x2="2.442cm" svg:y2="11.477cm">
          <text:p/>
        </draw:line>
        <draw:line draw:style-name="gr1" draw:text-style-name="P1" draw:layer="layout" svg:x1="2.452cm" svg:y1="9.803cm" svg:x2="3.437cm" svg:y2="9.401cm">
          <text:p/>
        </draw:line>
        <draw:path draw:style-name="gr7" draw:text-style-name="P6" draw:layer="layout" svg:width="0.478cm" svg:height="0.472cm" draw:transform="rotate (1.5707963267949) translate (2.21366551179851cm 10.8876577217382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line draw:style-name="gr1" draw:text-style-name="P1" draw:layer="layout" svg:x1="4.417cm" svg:y1="9.814cm" svg:x2="3.437cm" svg:y2="9.422cm">
          <text:p/>
        </draw:line>
        <draw:line draw:style-name="gr1" draw:text-style-name="P1" draw:layer="layout" svg:x1="3.458cm" svg:y1="11.882cm" svg:x2="4.417cm" svg:y2="11.521cm">
          <text:p/>
        </draw:line>
        <draw:path draw:style-name="gr7" draw:text-style-name="P6" draw:layer="layout" svg:width="0.478cm" svg:height="0.472cm" draw:transform="rotate (1.5707963267949) translate (3.20991283581312cm 12.1097012826211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path draw:style-name="gr7" draw:text-style-name="P6" draw:layer="layout" svg:width="0.478cm" svg:height="0.472cm" draw:transform="rotate (1.5707963267949) translate (3.2106432224143cm 9.66780682274684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path draw:style-name="gr7" draw:text-style-name="P6" draw:layer="layout" svg:width="0.52cm" svg:height="0.514cm" svg:x="0.665cm" svg:y="12.071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7" draw:text-style-name="P6" draw:layer="layout" svg:width="0.52cm" svg:height="0.514cm" svg:x="1.799cm" svg:y="12.061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1" draw:text-style-name="P1" draw:layer="layout" svg:width="4.098cm" svg:height="0.588cm" draw:transform="skewX (-0.0150098315671512) rotate (0.352032910127256) translate (1.54072386738936cm 13.9391566623927cm)" svg:viewBox="0 0 4099 589" svg:d="M0 129c2749 1106 4099-129 4099-129">
          <text:p/>
        </draw:path>
        <draw:custom-shape draw:style-name="gr14" draw:text-style-name="P9" draw:layer="layout" svg:width="1.739cm" svg:height="0.549cm" svg:x="4.464cm" svg:y="12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.814cm" svg:y1="11.715cm" svg:x2="6.286cm" svg:y2="11.715cm">
          <text:p/>
        </draw:line>
        <draw:line draw:style-name="gr10" draw:text-style-name="P8" draw:layer="layout" svg:x1="2.983cm" svg:y1="15.053cm" svg:x2="2.983cm" svg:y2="16.581cm">
          <text:p/>
        </draw:line>
        <draw:line draw:style-name="gr1" draw:text-style-name="P1" draw:layer="layout" svg:x1="2.296cm" svg:y1="21.127cm" svg:x2="2.78cm" svg:y2="19.44cm">
          <text:p/>
        </draw:line>
        <draw:path draw:style-name="gr1" draw:text-style-name="P1" draw:layer="layout" svg:width="1.391cm" svg:height="0.306cm" draw:transform="skewX (0.842295897012463) rotate (-0.588001424996891) translate (3.30318924926444cm 18.5500039276178cm)" svg:viewBox="0 0 1392 307" svg:d="M1392 307c-896-529-1392-214-1392-214">
          <text:p/>
        </draw:path>
        <draw:path draw:style-name="gr1" draw:text-style-name="P1" draw:layer="layout" svg:width="0.903cm" svg:height="0.199cm" draw:transform="skewX (-0.281347075421486) rotate (0.979827842069616) translate (2.59251585669419cm 19.2801029816035cm)" svg:viewBox="0 0 904 200" svg:d="M0 200c581-344 904-140 904-140">
          <text:p/>
        </draw:path>
        <draw:path draw:style-name="gr1" draw:text-style-name="P1" draw:layer="layout" svg:width="3.487cm" svg:height="0.626cm" draw:transform="rotate (1.09781209950443) translate (1.01960426665948cm 19.7028557157681cm)" svg:viewBox="0 0 3488 627" svg:d="M0 627c2822-1396 3488-24 3488-24">
          <text:p/>
        </draw:path>
        <draw:path draw:style-name="gr1" draw:text-style-name="P1" draw:layer="layout" svg:width="3.201cm" svg:height="0.691cm" draw:transform="skewX (0.359537825910832) rotate (-0.895004840422693) translate (3.81270340468852cm 16.6584051076431cm)" svg:viewBox="0 0 3202 692" svg:d="M3202 692c-2590-1542-3202-26-3202-26">
          <text:p/>
        </draw:path>
        <draw:line draw:style-name="gr5" draw:text-style-name="P1" draw:layer="layout" svg:x1="1.818cm" svg:y1="19.388cm" svg:x2="2.634cm" svg:y2="19.377cm">
          <text:p/>
        </draw:line>
        <draw:line draw:style-name="gr5" draw:text-style-name="P1" draw:layer="layout" svg:x1="4.119cm" svg:y1="19.409cm" svg:x2="5.032cm" svg:y2="19.409cm">
          <text:p/>
        </draw:line>
        <draw:line draw:style-name="gr5" draw:text-style-name="P1" draw:layer="layout" svg:x1="2.956cm" svg:y1="19.388cm" svg:x2="5.382cm" svg:y2="19.388cm">
          <text:p/>
        </draw:line>
        <draw:line draw:style-name="gr2" draw:text-style-name="P2" draw:layer="layout" svg:x1="2.306cm" svg:y1="21.141cm" svg:x2="1.099cm" svg:y2="20.696cm">
          <text:p/>
        </draw:line>
        <draw:path draw:style-name="gr6" draw:text-style-name="P5" draw:layer="layout" svg:width="0.705cm" svg:height="0.696cm" svg:x="1.371cm" svg:y="20.555cm" svg:viewBox="0 0 706 697" svg:d="M353 0c-66 0-121 15-177 47-55 32-96 72-129 127-32 55-47 110-47 173 0 66 15 120 47 176 33 54 74 95 129 126 56 33 111 48 177 48s120-15 176-48c57-31 97-72 130-126 32-56 47-110 47-176 0-63-15-118-47-173-33-55-73-95-130-127-56-32-110-47-176-47z">
          <text:p/>
        </draw:path>
        <draw:line draw:style-name="gr1" draw:text-style-name="P1" draw:layer="layout" svg:x1="3.149cm" svg:y1="18.553cm" svg:x2="3.149cm" svg:y2="16.857cm">
          <text:p/>
        </draw:line>
        <draw:path draw:style-name="gr7" draw:text-style-name="P6" draw:layer="layout" svg:width="0.478cm" svg:height="0.472cm" draw:transform="rotate (1.5707963267949) translate (2.90966551179851cm 17.9516577217382cm)" svg:viewBox="0 0 479 473" svg:d="M240 0c-45 0-82 10-120 31-38 22-66 49-88 87s-32 75-32 118c0 44 10 81 32 119 22 36 50 64 88 85 38 22 75 33 120 33 44 0 81-11 120-33 38-21 65-49 87-85 22-38 32-75 32-119 0-43-10-80-32-118s-49-65-87-87c-39-21-76-31-120-31z">
          <text:p/>
        </draw:path>
        <draw:path draw:style-name="gr7" draw:text-style-name="P6" draw:layer="layout" svg:width="0.52cm" svg:height="0.514cm" svg:x="1.361cm" svg:y="19.135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7" draw:text-style-name="P6" draw:layer="layout" svg:width="0.52cm" svg:height="0.514cm" svg:x="2.495cm" svg:y="19.125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1" draw:text-style-name="P1" draw:layer="layout" svg:width="2.657cm" svg:height="0.532cm" draw:transform="skewX (0.342782665091686) rotate (0.562694150842972) translate (2.25600694470101cm 21.00275059602cm)" svg:viewBox="0 0 2658 533" svg:d="M0 116c1783 1001 2658-116 2658-116">
          <text:p/>
        </draw:path>
        <draw:custom-shape draw:style-name="gr14" draw:text-style-name="P9" draw:layer="layout" svg:width="1.739cm" svg:height="0.549cm" svg:x="3.66cm" svg:y="1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5.844cm" svg:y1="19.361cm" svg:x2="7.372cm" svg:y2="19.361cm">
          <text:p/>
        </draw:line>
        <draw:line draw:style-name="gr1" draw:text-style-name="P1" draw:layer="layout" svg:x1="8.623cm" svg:y1="21.117cm" svg:x2="9.107cm" svg:y2="19.43cm">
          <text:p/>
        </draw:line>
        <draw:path draw:style-name="gr1" draw:text-style-name="P1" draw:layer="layout" svg:width="1.391cm" svg:height="0.306cm" draw:transform="skewX (0.842295897012463) rotate (-0.588001424996891) translate (9.63018924926445cm 18.5400039276178cm)" svg:viewBox="0 0 1392 307" svg:d="M1392 307c-896-529-1392-214-1392-214">
          <text:p/>
        </draw:path>
        <draw:path draw:style-name="gr1" draw:text-style-name="P1" draw:layer="layout" svg:width="0.875cm" svg:height="0.198cm" draw:transform="skewX (-0.330390827402527) rotate (0.948411915533719) translate (8.91642696555626cm 19.2730307227051cm)" svg:viewBox="0 0 876 199" svg:d="M0 199c563-342 876-140 876-140">
          <text:p/>
        </draw:path>
        <draw:path draw:style-name="gr1" draw:text-style-name="P1" draw:layer="layout" svg:width="3.487cm" svg:height="0.626cm" draw:transform="rotate (1.09781209950443) translate (7.34660426665947cm 19.6928557157681cm)" svg:viewBox="0 0 3488 627" svg:d="M0 627c2822-1396 3488-24 3488-24">
          <text:p/>
        </draw:path>
        <draw:path draw:style-name="gr1" draw:text-style-name="P1" draw:layer="layout" svg:width="3.201cm" svg:height="0.691cm" draw:transform="skewX (0.359537825910832) rotate (-0.895004840422693) translate (10.1397034046885cm 16.6484051076431cm)" svg:viewBox="0 0 3202 692" svg:d="M3202 692c-2590-1542-3202-26-3202-26">
          <text:p/>
        </draw:path>
        <draw:line draw:style-name="gr5" draw:text-style-name="P1" draw:layer="layout" svg:x1="7.958cm" svg:y1="19.358cm" svg:x2="9.296cm" svg:y2="17.418cm">
          <text:p/>
        </draw:line>
        <draw:line draw:style-name="gr5" draw:text-style-name="P1" draw:layer="layout" svg:x1="10.446cm" svg:y1="19.399cm" svg:x2="11.359cm" svg:y2="19.399cm">
          <text:p/>
        </draw:line>
        <draw:line draw:style-name="gr5" draw:text-style-name="P1" draw:layer="layout" svg:x1="9.031cm" svg:y1="19.329cm" svg:x2="9.281cm" svg:y2="17.389cm">
          <text:p/>
        </draw:line>
        <draw:line draw:style-name="gr2" draw:text-style-name="P2" draw:layer="layout" svg:x1="8.633cm" svg:y1="21.131cm" svg:x2="7.426cm" svg:y2="20.686cm">
          <text:p/>
        </draw:line>
        <draw:path draw:style-name="gr6" draw:text-style-name="P5" draw:layer="layout" svg:width="0.705cm" svg:height="0.696cm" svg:x="7.698cm" svg:y="20.545cm" svg:viewBox="0 0 706 697" svg:d="M353 0c-66 0-121 15-177 47-55 32-96 72-129 127-32 55-47 110-47 173 0 66 15 120 47 176 33 54 74 95 129 126 56 33 111 48 177 48s120-15 176-48c57-31 97-72 130-126 32-56 47-110 47-176 0-63-15-118-47-173-33-55-73-95-130-127-56-32-110-47-176-47z">
          <text:p/>
        </draw:path>
        <draw:path draw:style-name="gr7" draw:text-style-name="P6" draw:layer="layout" svg:width="0.52cm" svg:height="0.514cm" svg:x="7.688cm" svg:y="19.125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7" draw:text-style-name="P6" draw:layer="layout" svg:width="0.52cm" svg:height="0.514cm" svg:x="8.822cm" svg:y="19.115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1" draw:text-style-name="P1" draw:layer="layout" svg:width="2.657cm" svg:height="0.532cm" draw:transform="skewX (0.342782665091686) rotate (0.562694150842972) translate (8.583006944701cm 20.9927505960199cm)" svg:viewBox="0 0 2658 533" svg:d="M0 116c1783 1001 2658-116 2658-116">
          <text:p/>
        </draw:path>
        <draw:path draw:style-name="gr5" draw:text-style-name="P1" draw:layer="layout" svg:width="2.471cm" svg:height="0.34cm" draw:transform="rotate (-0.842295897012463) translate (9.57968948497201cm 17.2284018094466cm)" svg:viewBox="0 0 2472 341" svg:d="M0 262c1078-633 2472 79 2472 79">
          <text:p/>
        </draw:path>
        <draw:custom-shape draw:style-name="gr14" draw:text-style-name="P9" draw:layer="layout" svg:width="1.739cm" svg:height="0.549cm" svg:x="9.987cm" svg:y="1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232cm" svg:y1="19.251cm" svg:x2="18.145cm" svg:y2="19.251cm">
          <text:p/>
        </draw:line>
        <draw:line draw:style-name="gr2" draw:text-style-name="P2" draw:layer="layout" svg:x1="16.078cm" svg:y1="20.778cm" svg:x2="14.152cm" svg:y2="20.719cm">
          <text:p/>
        </draw:line>
        <draw:path draw:style-name="gr6" draw:text-style-name="P5" draw:layer="layout" svg:width="0.705cm" svg:height="0.696cm" svg:x="14.646cm" svg:y="20.383cm" svg:viewBox="0 0 706 697" svg:d="M353 0c-66 0-121 15-177 47-55 32-96 72-129 127-32 55-47 110-47 173 0 66 15 120 47 176 33 54 74 95 129 126 56 33 111 48 177 48s120-15 176-48c57-31 97-72 130-126 32-56 47-110 47-176 0-63-15-118-47-173-33-55-73-95-130-127-56-32-110-47-176-47z">
          <text:p/>
        </draw:path>
        <draw:path draw:style-name="gr5" draw:text-style-name="P1" draw:layer="layout" svg:width="2.027cm" svg:height="0.404cm" draw:transform="rotate (0.0219911485751286) translate (15.5844146513375cm 18.8006627422636cm)" svg:viewBox="0 0 2028 405" svg:d="M0 390c1151-886 2028 15 2028 15">
          <text:p/>
        </draw:path>
        <draw:path draw:style-name="gr7" draw:text-style-name="P6" draw:layer="layout" svg:width="0.52cm" svg:height="0.514cm" svg:x="15.314cm" svg:y="18.952cm" svg:viewBox="0 0 521 515" svg:d="M261 0c-49 0-89 11-131 34-41 24-71 54-95 94-24 41-35 82-35 129 0 48 11 88 35 130 24 39 54 70 95 93 42 24 82 35 131 35 48 0 88-11 130-35 41-23 72-54 96-93 23-42 34-82 34-130 0-47-11-88-34-129-24-40-55-70-96-94-42-23-82-34-130-34z">
          <text:p/>
        </draw:path>
        <draw:path draw:style-name="gr1" draw:text-style-name="P1" draw:layer="layout" svg:width="2.015cm" svg:height="0.434cm" draw:transform="skewX (0.485201532054424) rotate (0.663748714533443) translate (16.0288878067539cm 20.6690397550134cm)" svg:viewBox="0 0 2016 435" svg:d="M0 95c1353 816 2016-95 2016-95">
          <text:p/>
        </draw:path>
        <draw:line draw:style-name="gr1" draw:text-style-name="P1" draw:layer="layout" svg:x1="18.15cm" svg:y1="19.132cm" svg:x2="18.165cm" svg:y2="17.853cm">
          <text:p/>
        </draw:line>
        <draw:custom-shape draw:style-name="gr14" draw:text-style-name="P9" draw:layer="layout" svg:width="1.739cm" svg:height="0.549cm" svg:x="16.773cm" svg:y="18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12.594cm" svg:y1="19.376cm" svg:x2="14.122cm" svg:y2="19.376cm">
          <text:p/>
        </draw:line>
        <draw:line draw:style-name="gr5" draw:text-style-name="P1" draw:layer="layout" svg:x1="15.985cm" svg:y1="24.799cm" svg:x2="16.898cm" svg:y2="24.799cm">
          <text:p/>
        </draw:line>
        <draw:line draw:style-name="gr2" draw:text-style-name="P2" draw:layer="layout" svg:x1="14.831cm" svg:y1="26.326cm" svg:x2="12.905cm" svg:y2="26.267cm">
          <text:p/>
        </draw:line>
        <draw:path draw:style-name="gr6" draw:text-style-name="P5" draw:layer="layout" svg:width="0.705cm" svg:height="0.696cm" svg:x="13.399cm" svg:y="25.931cm" svg:viewBox="0 0 706 697" svg:d="M353 0c-66 0-121 15-177 47-55 32-96 72-129 127-32 55-47 110-47 173 0 66 15 120 47 176 33 54 74 95 129 126 56 33 111 48 177 48s120-15 176-48c57-31 97-72 130-126 32-56 47-110 47-176 0-63-15-118-47-173-33-55-73-95-130-127-56-32-110-47-176-47z">
          <text:p/>
        </draw:path>
        <draw:path draw:style-name="gr1" draw:text-style-name="P1" draw:layer="layout" svg:width="2.015cm" svg:height="0.434cm" draw:transform="skewX (0.485201532054423) rotate (0.663748714533443) translate (14.7818878067539cm 26.2170397550134cm)" svg:viewBox="0 0 2016 435" svg:d="M0 95c1353 816 2016-95 2016-95">
          <text:p/>
        </draw:path>
        <draw:line draw:style-name="gr1" draw:text-style-name="P1" draw:layer="layout" svg:x1="16.374cm" svg:y1="24.71cm" svg:x2="16.389cm" svg:y2="23.431cm">
          <text:p/>
        </draw:line>
        <draw:custom-shape draw:style-name="gr14" draw:text-style-name="P9" draw:layer="layout" svg:width="1.739cm" svg:height="0.549cm" svg:x="15.526cm" svg:y="2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.971cm" svg:y1="25.652cm" svg:x2="5.374cm" svg:y2="25.652cm">
          <text:p/>
        </draw:line>
        <draw:line draw:style-name="gr10" draw:text-style-name="P8" draw:layer="layout" svg:x1="15.935cm" svg:y1="21.566cm" svg:x2="15.934cm" svg:y2="23.137cm">
          <text:p/>
        </draw:line>
        <draw:frame draw:style-name="gr9" draw:text-style-name="P8" draw:layer="layout" svg:width="1.838cm" svg:height="0.53cm" svg:x="17.812cm" svg:y="8.26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8" draw:layer="layout" svg:width="1.444cm" svg:height="0.589cm" svg:x="13.752cm" svg:y="10.7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8" draw:layer="layout" svg:width="1.444cm" svg:height="0.589cm" svg:x="6.449cm" svg:y="10.77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8" draw:layer="layout" svg:width="3.395cm" svg:height="0.589cm" svg:x="3.273cm" svg:y="15.48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8" draw:layer="layout" svg:width="1.444cm" svg:height="0.589cm" svg:x="5.841cm" svg:y="18.4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8" draw:layer="layout" svg:width="1.838cm" svg:height="0.589cm" svg:x="12.482cm" svg:y="18.3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8" draw:layer="layout" svg:width="1.406cm" svg:height="0.589cm" svg:x="16.371cm" svg:y="22.25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8" draw:layer="layout" svg:width="0.958cm" svg:height="0.589cm" svg:x="10.984cm" svg:y="24.70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8" draw:layer="layout" svg:x1="12.086cm" svg:y1="25.613cm" svg:x2="10.558cm" svg:y2="25.613cm">
          <text:p/>
        </draw:line>
        <draw:line draw:style-name="gr2" draw:text-style-name="P2" draw:layer="layout" svg:x1="4.34cm" svg:y1="24.899cm" svg:x2="4.333cm" svg:y2="26.444cm">
          <text:p/>
        </draw:line>
        <draw:path draw:style-name="gr15" draw:text-style-name="P10" draw:layer="layout" svg:width="0.655cm" svg:height="0.646cm" draw:transform="rotate (-3.14159265358979) translate (4.671cm 26.056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9" draw:text-style-name="P8" draw:layer="layout" svg:width="0.2cm" svg:height="0.469cm" svg:x="4.055cm" svg:y="25.49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8" draw:layer="layout" svg:width="0.636cm" svg:height="0.529cm" svg:x="4.026cm" svg:y="25.45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12" draw:layer="layout" svg:width="2.612cm" svg:height="0.683cm" svg:x="5.441cm" svg:y="24.787cm">
          <draw:text-box>
            <text:p text:style-name="P11"><text:span text:style-name="T1">contrib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ff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width="0.05cm" svg:stroke-color="#000000" draw:marker-start-width="0.31cm" draw:marker-end-width="0.31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1T23:11:46.227399086</dc:date>
    <meta:editing-duration>PT5H39M27S</meta:editing-duration>
    <meta:editing-cycles>11</meta:editing-cycles>
    <meta:generator>LibreOffice/5.2.7.2$Linux_X86_64 LibreOffice_project/20m0$Build-2</meta:generator>
    <meta:document-statistic meta:object-count="235"/>
  </office:meta>
</office:document-meta>
</file>

<file path=Object 1/content.xml><?xml version="1.0" encoding="utf-8"?>
<math xmlns="http://www.w3.org/1998/Math/MathML" display="block">
  <semantics>
    <mrow>
      <mi>N</mi>
      <msub>
        <mi>r</mi>
        <mi>T</mi>
      </msub>
      <msub>
        <mi>r</mi>
        <mi>V</mi>
      </msub>
      <msub>
        <mi>r</mi>
        <mi>D</mi>
      </msub>
    </mrow>
    <annotation encoding="StarMath 5.0">N r_{T} r_{V} r_{ D }</annotation>
  </semantics>
</math>
</file>

<file path=Object 10/content.xml><?xml version="1.0" encoding="utf-8"?>
<math xmlns="http://www.w3.org/1998/Math/MathML" display="block">
  <semantics>
    <msup>
      <mi>Y</mi>
      <mn>1</mn>
    </msup>
    <annotation encoding="StarMath 5.0">Y^1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sup>
        <mi>r</mi>
        <mi>T</mi>
        <mn>3</mn>
      </msubsup>
      <msub>
        <mi>r</mi>
        <mi>V</mi>
      </msub>
      <msub>
        <mi>r</mi>
        <mi>D</mi>
      </msub>
    </mrow>
    <annotation encoding="StarMath 5.0">r^3_{ T } r_{ V } r_{ D }</annotation>
  </semantics>
</math>
</file>

<file path=Object 20/content.xml><?xml version="1.0" encoding="utf-8"?>
<math xmlns="http://www.w3.org/1998/Math/MathML" display="block">
  <semantics>
    <mrow>
      <msup>
        <mrow/>
        <mn>2</mn>
      </msup>
      <mi>T</mi>
    </mrow>
    <annotation encoding="StarMath 5.0">{}^2 T</annotation>
  </semantics>
</math>
</file>

<file path=Object 22/content.xml><?xml version="1.0" encoding="utf-8"?>
<math xmlns="http://www.w3.org/1998/Math/MathML" display="block">
  <semantics>
    <mrow>
      <msup>
        <mrow/>
        <mn>2</mn>
      </msup>
      <mi>D</mi>
    </mrow>
    <annotation encoding="StarMath 5.0">{}^2 D</annotation>
  </semantics>
</math>
</file>

<file path=Object 23/content.xml><?xml version="1.0" encoding="utf-8"?>
<math xmlns="http://www.w3.org/1998/Math/MathML" display="block">
  <semantics>
    <mfrac>
      <mrow>
        <mo stretchy="false">∂</mo>
        <mrow>
          <mo fence="true" stretchy="false">(</mo>
          <mrow>
            <mrow>
              <msup>
                <mrow/>
                <mn>2</mn>
              </msup>
              <mi>T</mi>
            </mrow>
          </mrow>
          <mo fence="true" stretchy="false">)</mo>
        </mrow>
      </mrow>
      <mrow>
        <mo stretchy="false">∂</mo>
        <msup>
          <mi>Y</mi>
          <mn>1</mn>
        </msup>
      </mrow>
    </mfrac>
    <annotation encoding="StarMath 5.0">{partial ({}^2 T)} over {partial Y^{1}} </annotation>
  </semantics>
</math>
</file>

<file path=Object 24/content.xml><?xml version="1.0" encoding="utf-8"?>
<math xmlns="http://www.w3.org/1998/Math/MathML" display="block">
  <semantics>
    <mi>Z</mi>
    <annotation encoding="StarMath 5.0">Z</annotation>
  </semantics>
</math>
</file>

<file path=Object 25/content.xml><?xml version="1.0" encoding="utf-8"?>
<math xmlns="http://www.w3.org/1998/Math/MathML" display="block">
  <semantics>
    <msup>
      <mi>Y</mi>
      <mn>3</mn>
    </msup>
    <annotation encoding="StarMath 5.0">Y^3</annotation>
  </semantics>
</math>
</file>

<file path=Object 28/content.xml><?xml version="1.0" encoding="utf-8"?>
<math xmlns="http://www.w3.org/1998/Math/MathML" display="block">
  <semantics>
    <msup>
      <mi>Y</mi>
      <mn>4</mn>
    </msup>
    <annotation encoding="StarMath 5.0">Y^4</annotation>
  </semantics>
</math>
</file>

<file path=Object 29/content.xml><?xml version="1.0" encoding="utf-8"?>
<math xmlns="http://www.w3.org/1998/Math/MathML" display="block">
  <semantics>
    <mrow>
      <msup>
        <mrow/>
        <mn>1</mn>
      </msup>
      <msup>
        <mi>A</mi>
        <mrow>
          <mo stretchy="false">−</mo>
          <mn>1</mn>
        </mrow>
      </msup>
    </mrow>
    <annotation encoding="StarMath 5.0">{}^1 A^{ -1 }</annotation>
  </semantics>
</math>
</file>

<file path=Object 3/content.xml><?xml version="1.0" encoding="utf-8"?>
<math xmlns="http://www.w3.org/1998/Math/MathML" display="block">
  <semantics>
    <mrow>
      <msubsup>
        <mi>r</mi>
        <mi>T</mi>
        <mn>2</mn>
      </msubsup>
      <msub>
        <mi>r</mi>
        <mi>V</mi>
      </msub>
      <msub>
        <mi>r</mi>
        <mi>D</mi>
      </msub>
    </mrow>
    <annotation encoding="StarMath 5.0">r^2_{ T } r_{ V } r_{ D }</annotation>
  </semantics>
</math>
</file>

<file path=Object 4/content.xml><?xml version="1.0" encoding="utf-8"?>
<math xmlns="http://www.w3.org/1998/Math/MathML" display="block">
  <semantics>
    <mrow>
      <msubsup>
        <mi>r</mi>
        <mi>T</mi>
        <mn>3</mn>
      </msubsup>
      <msub>
        <mi>r</mi>
        <mi>V</mi>
      </msub>
      <msub>
        <mi>r</mi>
        <mi>D</mi>
      </msub>
      <mrow>
        <mspace width="2em"/>
        <mo stretchy="false">+</mo>
        <mspace width="2em"/>
      </mrow>
      <msubsup>
        <mi>r</mi>
        <mi>T</mi>
        <mn>2</mn>
      </msubsup>
      <msubsup>
        <mi>r</mi>
        <mi>V</mi>
        <mn>2</mn>
      </msubsup>
      <msub>
        <mi>r</mi>
        <mi>D</mi>
      </msub>
    </mrow>
    <annotation encoding="StarMath 5.0">r^3_{ T } r_{ V } r_{ D } ~ + ~ r^2_{ T } r^2_{ V } r_{ D }</annotation>
  </semantics>
</math>
</file>

<file path=Object 43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46/content.xml><?xml version="1.0" encoding="utf-8"?>
<math xmlns="http://www.w3.org/1998/Math/MathML" display="block">
  <semantics>
    <mi>V</mi>
    <annotation encoding="StarMath 5.0">V</annotation>
  </semantics>
</math>
</file>

<file path=Object 47/content.xml><?xml version="1.0" encoding="utf-8"?>
<math xmlns="http://www.w3.org/1998/Math/MathML" display="block">
  <semantics>
    <mrow>
      <msup>
        <mrow/>
        <mn>2</mn>
      </msup>
      <mi>T</mi>
    </mrow>
    <annotation encoding="StarMath 5.0">{}^2 T</annotation>
  </semantics>
</math>
</file>

<file path=Object 48/content.xml><?xml version="1.0" encoding="utf-8"?>
<math xmlns="http://www.w3.org/1998/Math/MathML" display="block">
  <semantics>
    <mrow>
      <msup>
        <mrow/>
        <mn>2</mn>
      </msup>
      <mi>D</mi>
    </mrow>
    <annotation encoding="StarMath 5.0">{}^2 D</annotation>
  </semantics>
</math>
</file>

<file path=Object 5/content.xml><?xml version="1.0" encoding="utf-8"?>
<math xmlns="http://www.w3.org/1998/Math/MathML" display="block">
  <semantics>
    <mrow>
      <msubsup>
        <mi>r</mi>
        <mi>T</mi>
        <mn>2</mn>
      </msubsup>
      <msub>
        <mi>r</mi>
        <mi>V</mi>
      </msub>
      <msub>
        <mi>r</mi>
        <mi>D</mi>
      </msub>
    </mrow>
    <annotation encoding="StarMath 5.0">r^2_{ T } r_{ V } r_{ D }</annotation>
  </semantics>
</math>
</file>

<file path=Object 6/content.xml><?xml version="1.0" encoding="utf-8"?>
<math xmlns="http://www.w3.org/1998/Math/MathML" display="block">
  <semantics>
    <mrow>
      <mi>N</mi>
      <msub>
        <mi>r</mi>
        <mi>T</mi>
      </msub>
      <msubsup>
        <mi>r</mi>
        <mi>V</mi>
        <mn>2</mn>
      </msubsup>
      <msub>
        <mi>r</mi>
        <mi>D</mi>
      </msub>
    </mrow>
    <annotation encoding="StarMath 5.0">N r_{ T } r^2_{ V } r_{ D }</annotation>
  </semantics>
</math>
</file>

<file path=Object 7/content.xml><?xml version="1.0" encoding="utf-8"?>
<math xmlns="http://www.w3.org/1998/Math/MathML" display="block">
  <semantics>
    <mrow>
      <mi>N</mi>
      <msubsup>
        <mi>r</mi>
        <mi>T</mi>
        <mn>2</mn>
      </msubsup>
      <msub>
        <mi>r</mi>
        <mi>D</mi>
      </msub>
    </mrow>
    <annotation encoding="StarMath 5.0">N r^2_{ T } r_{ D }</annotation>
  </semantics>
</math>
</file>

<file path=Object 8/content.xml><?xml version="1.0" encoding="utf-8"?>
<math xmlns="http://www.w3.org/1998/Math/MathML" display="block">
  <semantics>
    <mrow>
      <mi>N</mi>
      <msubsup>
        <mi>r</mi>
        <mi>T</mi>
        <mn>2</mn>
      </msubsup>
    </mrow>
    <annotation encoding="StarMath 5.0">N r^2_{ T }</annotation>
  </semantics>
</math>
</file>

<file path=Object 9/content.xml><?xml version="1.0" encoding="utf-8"?>
<math xmlns="http://www.w3.org/1998/Math/MathML" display="block"/>
</file>